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/>
    </style:style>
    <style:style style:name="P2" style:family="paragraph" style:parent-style-name="Standard">
      <style:text-properties style:font-name="Arial" fo:font-size="11.0pt"/>
    </style:style>
    <style:style style:name="P3" style:family="paragraph" style:parent-style-name="Standard">
      <style:paragraph-properties>
        <style:tab-stops>
          <style:tab-stop style:position="2.0677in"/>
        </style:tab-stops>
      </style:paragraph-properties>
      <style:text-properties style:font-name="Arial" fo:font-size="11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1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2">Fiche descriptive 3</text:p>
            <text:p text:style-name="P2"/>
            <text:p text:style-name="P2"><text:span text:style-name="T1">Nom</text:span><text:s/>: Vérification des stocks de marchandise (package &lt;&lt;gestion administrative&gt;&gt;)</text:p>
            <text:p text:style-name="P2"/>
            <text:p text:style-name="P2"><text:span text:style-name="T1">Acteur(s)</text:span><text:s/>: Employés de OC pizza (gestion des stock), passer une commande</text:p>
            <text:p text:style-name="P3"/>
            <text:p text:style-name="P2"><text:span text:style-name="T1">Description</text:span><text:s/>: l’acteur veut connaître l’état des stocks de marchandise</text:p>
            <text:p text:style-name="P2"/>
            <text:p text:style-name="P2"><text:span text:style-name="T1">Auteur</text:span><text:s/>: Guichou Brice</text:p>
            <text:p text:style-name="P2"/>
            <text:p text:style-name="P2"><text:span text:style-name="T1">Date</text:span>: 2/05/2020</text:p>
            <text:p text:style-name="P2"/>
            <text:p text:style-name="P2"><text:span text:style-name="T1">Pré-condition</text:span><text:s/>: Gestion des stocks, passer une commande</text:p>
            <text:p text:style-name="P2"/>
            <text:p text:style-name="P2"><text:span text:style-name="T1">Démarrage</text:span><text:s/>: L'utilisateur à ouvert l’onglet de la vérification des stocks</text:p>
            <text:p text:style-name="P2"/>
          </table:table-cell>
        </table:table-row>
        <table:table-row>
          <table:table-cell table:style-name="TableCell1">
            <text:p text:style-name="P2"><text:span text:style-name="T1">DESCRIPTION</text:span></text:p>
            <text:p text:style-name="P2"><text:span text:style-name="T1"/></text:p>
            <text:p text:style-name="P2"><text:span text:style-name="T1">Scénario nominal:</text:span></text:p>
            <text:list text:style-name="L1">
              <text:list-item>
                <text:p text:style-name="P4">L’utilisateur demande l’état du stock pour ce produit</text:p>
              </text:list-item>
              <text:list-item>
                <text:p text:style-name="P4">le système renvoi l’état du stock pour le produit demandé </text:p>
              </text:list-item>
            </text:list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Les scénarios alternatifs:</text:span></text:p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Les scénarios d’exceptions:</text:span></text:p>
          </table:table-cell>
        </table:table-row>
        <table:table-row>
          <table:table-cell table:style-name="TableCell1">
            <text:p text:style-name="P2"><text:span text:style-name="T1">fin: </text:span>Scénario nominal: à l’étape 1 sur décision de l’utilisateur</text:p>
          </table:table-cell>
        </table:table-row>
      </table:table>
      <text:p text:style-name="P1"><text:span text:style-name="T1">Post condition :</text:span><text:s/>aucu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